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padding-left="0in" fo:padding-right="0in" fo:padding-top="0.0138in" fo:padding-bottom="0in" fo:border-left="none" fo:border-right="none" fo:border-top="0.51pt solid #000000" fo:border-bottom="none"/>
    </style:style>
    <style:style style:name="P2" style:family="paragraph" style:parent-style-name="Standard">
      <style:text-properties fo:font-size="11pt" officeooo:paragraph-rsid="0004baff" style:font-size-asian="11pt" style:font-size-complex="11pt"/>
    </style:style>
    <style:style style:name="P3" style:family="paragraph" style:parent-style-name="Standard">
      <style:text-properties fo:font-size="11pt" officeooo:rsid="0009aaa7" officeooo:paragraph-rsid="0009aaa7" style:font-size-asian="9.60000038146973pt" style:font-size-complex="11pt"/>
    </style:style>
    <style:style style:name="P4" style:family="paragraph" style:parent-style-name="Standard">
      <style:text-properties officeooo:paragraph-rsid="0004baff"/>
    </style:style>
    <style:style style:name="P5" style:family="paragraph" style:parent-style-name="Standard">
      <style:text-properties officeooo:paragraph-rsid="000706ff"/>
    </style:style>
    <style:style style:name="P6" style:family="paragraph" style:parent-style-name="Subtitle">
      <style:text-properties officeooo:paragraph-rsid="0004baff"/>
    </style:style>
    <style:style style:name="P7" style:family="paragraph" style:parent-style-name="Heading_20_1" style:list-style-name="WWNum1"/>
    <style:style style:name="P8" style:family="paragraph" style:parent-style-name="Standard" style:list-style-name="L1">
      <style:text-properties fo:font-size="11pt" fo:language="el" fo:country="GR" officeooo:rsid="000706ff" officeooo:paragraph-rsid="000706ff" style:font-size-asian="9.60000038146973pt" style:font-size-complex="11pt"/>
    </style:style>
    <style:style style:name="P9" style:family="paragraph" style:parent-style-name="Standard">
      <style:text-properties fo:font-size="11pt" fo:language="el" fo:country="GR" officeooo:rsid="000706ff" officeooo:paragraph-rsid="000706ff" style:font-size-asian="9.60000038146973pt" style:font-size-complex="11pt"/>
    </style:style>
    <style:style style:name="P10" style:family="paragraph" style:parent-style-name="Standard" style:list-style-name="L2">
      <style:text-properties fo:font-size="11pt" fo:language="el" fo:country="GR" officeooo:rsid="0007c3be" officeooo:paragraph-rsid="0007c3be" style:font-size-asian="9.60000038146973pt" style:font-size-complex="11pt"/>
    </style:style>
    <style:style style:name="P11" style:family="paragraph" style:parent-style-name="Standard">
      <style:text-properties fo:font-size="11pt" fo:language="el" fo:country="GR" officeooo:rsid="0007c3be" officeooo:paragraph-rsid="0007c3be" style:font-size-asian="9.60000038146973pt" style:font-size-complex="11pt"/>
    </style:style>
    <style:style style:name="P12" style:family="paragraph" style:parent-style-name="Standard" style:list-style-name="L3">
      <style:text-properties fo:font-size="11pt" fo:language="el" fo:country="GR" officeooo:rsid="0007c3be" officeooo:paragraph-rsid="0007c3be" style:font-size-asian="9.60000038146973pt" style:font-size-complex="11pt"/>
    </style:style>
    <style:style style:name="P13" style:family="paragraph" style:parent-style-name="Standard" style:list-style-name="L3">
      <style:text-properties fo:font-size="11pt" officeooo:rsid="0007c3be" officeooo:paragraph-rsid="0007c3be" style:font-size-asian="9.60000038146973pt" style:font-size-complex="11pt"/>
    </style:style>
    <style:style style:name="P14" style:family="paragraph" style:parent-style-name="Standard" style:list-style-name="L3">
      <style:text-properties fo:font-size="11pt" officeooo:rsid="0007eaa2" officeooo:paragraph-rsid="0007eaa2" style:font-size-asian="9.60000038146973pt" style:font-size-complex="11pt"/>
    </style:style>
    <style:style style:name="P15" style:family="paragraph" style:parent-style-name="Standard" style:list-style-name="L4">
      <style:text-properties fo:font-size="11pt" officeooo:rsid="0007eaa2" officeooo:paragraph-rsid="0007eaa2" style:font-size-asian="9.60000038146973pt" style:font-size-complex="11pt"/>
    </style:style>
    <style:style style:name="P16" style:family="paragraph" style:parent-style-name="Standard">
      <style:text-properties fo:font-size="11pt" officeooo:rsid="0007eaa2" officeooo:paragraph-rsid="000c6663" style:font-size-asian="9.60000038146973pt" style:font-size-complex="11pt"/>
    </style:style>
    <style:style style:name="P17" style:family="paragraph" style:parent-style-name="Standard" style:list-style-name="L4">
      <style:text-properties fo:font-size="11pt" officeooo:rsid="0009aaa7" officeooo:paragraph-rsid="0009aaa7" style:font-size-asian="9.60000038146973pt" style:font-size-complex="11pt"/>
    </style:style>
    <style:style style:name="P18" style:family="paragraph" style:parent-style-name="Standard">
      <style:text-properties fo:font-size="11pt" officeooo:rsid="001b56ba" officeooo:paragraph-rsid="000e2bf8" style:font-size-asian="11pt" style:font-size-complex="11pt"/>
    </style:style>
    <style:style style:name="P19" style:family="paragraph" style:parent-style-name="Title" style:master-page-name="Standard">
      <style:paragraph-properties style:page-number="auto"/>
    </style:style>
    <style:style style:name="T1" style:family="text">
      <style:text-properties fo:font-size="9pt" style:font-size-asian="9pt" style:font-size-complex="9pt"/>
    </style:style>
    <style:style style:name="T2" style:family="text">
      <style:text-properties fo:font-size="9pt" fo:language="en" fo:country="US" style:font-size-asian="9pt" style:font-size-complex="9pt"/>
    </style:style>
    <style:style style:name="T3" style:family="text">
      <style:text-properties fo:font-size="22pt" style:font-size-asian="22pt"/>
    </style:style>
    <style:style style:name="T4" style:family="text">
      <style:text-properties fo:font-size="22pt" fo:language="en" fo:country="US" style:font-size-asian="22pt"/>
    </style:style>
    <style:style style:name="T5" style:family="text">
      <style:text-properties fo:color="#5a5a5a" fo:font-size="14pt" fo:letter-spacing="0.0102in" fo:language="el" fo:country="GR" officeooo:rsid="0019fcfe" style:font-size-asian="14pt" style:font-size-complex="11pt"/>
    </style:style>
    <style:style style:name="T6" style:family="text">
      <style:text-properties fo:font-size="11pt" officeooo:rsid="00041b1c" style:font-size-asian="11pt" style:font-size-complex="11pt"/>
    </style:style>
    <style:style style:name="T7" style:family="text">
      <style:text-properties fo:font-size="11pt" officeooo:rsid="000572e2" style:font-size-asian="11pt" style:font-size-complex="11pt"/>
    </style:style>
    <style:style style:name="T8" style:family="text">
      <style:text-properties fo:font-size="11pt" officeooo:rsid="0019fcfe" style:font-size-asian="11pt" style:font-size-complex="11pt"/>
    </style:style>
    <style:style style:name="T9" style:family="text">
      <style:text-properties fo:font-size="11pt" officeooo:rsid="0007eaa2" style:font-size-asian="11pt" style:font-size-complex="11pt"/>
    </style:style>
    <style:style style:name="T10" style:family="text">
      <style:text-properties fo:font-size="11pt" officeooo:rsid="000c6663" style:font-size-asian="11pt" style:font-size-complex="11pt"/>
    </style:style>
    <style:style style:name="T11" style:family="text">
      <style:text-properties fo:font-size="11pt" officeooo:rsid="001bae3a" style:font-size-asian="11pt" style:font-size-complex="11pt"/>
    </style:style>
    <style:style style:name="T12" style:family="text">
      <style:text-properties fo:font-size="11pt" fo:language="el" fo:country="GR" officeooo:rsid="0019fcfe" style:font-size-asian="11pt" style:font-size-complex="11pt"/>
    </style:style>
    <style:style style:name="T13" style:family="text">
      <style:text-properties fo:font-size="11pt" fo:language="el" fo:country="GR" officeooo:rsid="000706ff" style:font-size-asian="9.60000038146973pt" style:font-size-complex="11pt"/>
    </style:style>
    <style:style style:name="T14" style:family="text">
      <style:text-properties fo:font-size="11pt" officeooo:rsid="000706ff" style:font-size-asian="9.60000038146973pt" style:font-size-complex="11pt"/>
    </style:style>
    <style:style style:name="T15" style:family="text">
      <style:text-properties fo:font-size="11pt" officeooo:rsid="0009e517" style:font-size-asian="9.60000038146973pt" style:font-size-complex="11pt"/>
    </style:style>
    <style:style style:name="T16" style:family="text">
      <style:text-properties officeooo:rsid="00024605"/>
    </style:style>
    <style:style style:name="T17" style:family="text">
      <style:text-properties fo:language="el" fo:country="GR" officeooo:rsid="000572e2"/>
    </style:style>
    <style:style style:name="T18" style:family="text">
      <style:text-properties fo:language="el" fo:country="GR" officeooo:rsid="000b3e47"/>
    </style:style>
    <style:style style:name="T19" style:family="text">
      <style:text-properties officeooo:rsid="00041b1c"/>
    </style:style>
    <style:style style:name="T20" style:family="text">
      <style:text-properties officeooo:rsid="0007eaa2"/>
    </style:style>
    <style:style style:name="T21" style:family="text">
      <style:text-properties officeooo:rsid="0009aaa7"/>
    </style:style>
    <style:style style:name="T22" style:family="text">
      <style:text-properties officeooo:rsid="0009e517"/>
    </style:style>
    <style:style style:name="T23" style:family="text">
      <style:text-properties officeooo:rsid="000c6663"/>
    </style:style>
    <style:style style:name="T24" style:family="text">
      <style:text-properties officeooo:rsid="001bae3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84in" fo:text-indent="-0.25in" fo:margin-left="0.548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84in" fo:text-indent="-0.25in" fo:margin-left="0.798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84in" fo:text-indent="-0.25in" fo:margin-left="1.048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84in" fo:text-indent="-0.25in" fo:margin-left="1.298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84in" fo:text-indent="-0.25in" fo:margin-left="1.548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84in" fo:text-indent="-0.25in" fo:margin-left="1.798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84in" fo:text-indent="-0.25in" fo:margin-left="2.048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84in" fo:text-indent="-0.25in" fo:margin-left="2.298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84in" fo:text-indent="-0.25in" fo:margin-left="2.548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84in" fo:text-indent="-0.25in" fo:margin-left="2.7984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3">Έγγραφο</text:span><text:span text:style-name="T4"> </text:span><text:span text:style-name="T3">απαιτήσεων</text:span><text:span text:style-name="T4"> </text:span><text:span text:style-name="T3">εμπλεκομένων</text:span><text:span text:style-name="T4"> </text:span><text:span text:style-name="T3">μερών</text:span><text:span text:style-name="T4"> (StRS)<text:line-break/>Stakeholders Requirements Specification</text:span></text:p>
      <text:p text:style-name="Description"/>
      <text:p text:style-name="P6">[<text:span text:style-name="T5">Τράπεζες</text:span>]</text:p>
      <text:list xml:id="list4230415163" text:style-name="WWNum1">
        <text:list-item>
          <text:h text:style-name="P7" text:outline-level="1">Σύνοψη επιχειρησιακού περιβάλλοντος</text:h>
        </text:list-item>
      </text:list>
      <text:p text:style-name="Standard"/>
      <text:h text:style-name="Heading_20_2" text:outline-level="2">1.1<text:tab/>Επιχειρησιακοί στόχοι </text:h>
      <text:p text:style-name="P2"><text:span text:style-name="T16">Το παρόν έργο αποσκοπεί στη δημιουργία ενός πληροφοριακού συστήματος για την υλοποίηση της διαλειτουργικότητας στα διόδια αυτοκινητοδρόμων με διαφορετικά συστήματα αυτόματης διέλευσης ώστε </text:span><text:span text:style-name="T17">το κάθε ηλ</text:span><text:span text:style-name="T18">ε</text:span><text:span text:style-name="T17">κτρ</text:span><text:span text:style-name="T18">ο</text:span><text:span text:style-name="T17">νικό σύστημα να επιτρέπει την διέλευση με τον πομποδέκτη οποιουδήποτε άλλου</text:span><text:span text:style-name="T19">.</text:span></text:p>
      <text:p text:style-name="P4"><text:span text:style-name="T6">Μέσω του συστήματος </text:span><text:span text:style-name="T7">πρώτα θα συμψηφίζονται και έπειτα </text:span><text:span text:style-name="T6">θα εκκαθαρίζονται με αυτοματοποιημένο τρόπο οι οφειλές μεταξύ των </text:span><text:span text:style-name="T7">λειτουργών</text:span><text:span text:style-name="T6"> ανά </text:span><text:span text:style-name="T7">προκαθορισμένα χρονικά διαστήματα </text:span><text:span text:style-name="T8">μέσω της τραπεζικής υπηρεσίας</text:span><text:span text:style-name="T6">. </text:span><text:span text:style-name="T9">Η τράπεζα οφείλει να ενημερώνει τους λειτουργούς που συμμετέχουν σε μία συναλλαγή για την πραγματοποίησή της καθώς και να καθιστά διαθέσιμες για ανάγνωση τις αποδείξεις των συναλλαγών στο σύστημα.</text:span><text:span text:style-name="T6"> </text:span><text:span text:style-name="T8">Η τράπεζα </text:span><text:span text:style-name="T9">επίσης </text:span><text:span text:style-name="T8">θα μπορεί να είναι ενήμερη για τις οφειλές κάθε λειτουργού </text:span><text:span text:style-name="T10">που εκκρεμούν </text:span><text:span text:style-name="T8">και ά</text:span><text:span text:style-name="T10">ρα</text:span><text:span text:style-name="T8"> να τους προσφέρει πιο στοχευμένα προϊόντα, αυξάνοντας έτσι τις πιθανότητες πώλησης </text:span><text:span text:style-name="T12">τραπεζικών</text:span><text:span text:style-name="T8"> προϊόντων.</text:span></text:p>
      <text:h text:style-name="Heading_20_2" text:outline-level="2">1.2<text:tab/>Περίγραμμα επιχειρησιακών λειτουργιών</text:h>
      <text:p text:style-name="P5"><text:span text:style-name="T14">Οι λειτουργίες που είναι διαθέσιμες στους χρήστες των</text:span><text:span text:style-name="T13"> εμπλεκόμενων τραπεζών αποσκοπούν στην πραγματοποίηση πληρωμών μεταξύ των λειτουργών. Πιο συγκεκριμένα περιλαμβάνονται οι ακόλουθες λειτουργίες:</text:span></text:p>
      <text:list xml:id="list2088348916" text:style-name="L1">
        <text:list-item>
          <text:p text:style-name="P8">Ενημέρωση οφειλετών μετά από σχετική τραπεζική κατάθεση</text:p>
        </text:list-item>
        <text:list-item>
          <text:p text:style-name="P8">Αποστολή αποδεικτικού εγγράφου στη βάση δεδομένων του συστήματος που επιβεβαιώνει την πραγματοποίηση της συναλλαγής</text:p>
        </text:list-item>
      </text:list>
      <text:p text:style-name="P9"/>
      <text:p text:style-name="P9">Ακόμα, είναι διαθέσιμες λειτουργίες που σχετίζονται με εργαλεία ανάλυσης και παρουσίασης δεδομένων όπως:</text:p>
      <text:list xml:id="list2207901782" text:style-name="L2">
        <text:list-item>
          <text:p text:style-name="P10">Παρουσίαση συνολικών οφειλών των λειτουργών συγκεκριμένου χρονικού διαστήματος</text:p>
        </text:list-item>
        <text:list-item>
          <text:p text:style-name="P10">Παρουσίαση στατιστικών στοιχείων που αφορούν τη συχνότητα πραγματοποίησης πληρωμών και τη <text:span text:style-name="T23">χρονική</text:span> καθυστέρηση εξόφλησης μεταξύ των λειτουργών</text:p>
        </text:list-item>
      </text:list>
      <text:p text:style-name="P11"/>
      <text:p text:style-name="P11"/>
      <text:h text:style-name="Heading_20_2" text:outline-level="2"><text:soft-page-break/>1.3<text:tab/><text:tab/>Δείκτες ποιότητας</text:h>
      <text:list xml:id="list2469112567" text:style-name="L3">
        <text:list-item>
          <text:p text:style-name="P13">Ευκολία σύνδεσης στο σύστημα</text:p>
        </text:list-item>
        <text:list-item>
          <text:p text:style-name="P12">Αποκρισιμότητα συστήματος</text:p>
        </text:list-item>
        <text:list-item>
          <text:p text:style-name="P12">Απόκρυψη ευαίσθητων δεδομένων συναλλαγών</text:p>
        </text:list-item>
        <text:list-item>
          <text:p text:style-name="P14">Μη δυνατότητα διαγραφής αποδεικτικών εγγράφων από τη βάση δεδομένων χωρίς την κατάλληλη δικαιοδοσία</text:p>
        </text:list-item>
      </text:list>
      <text:list xml:id="list162823577427037" text:continue-list="list4230415163" text:style-name="WWNum1">
        <text:list-item>
          <text:h text:style-name="P7" text:outline-level="1">Αναφορές - πηγές πληροφοριών</text:h>
        </text:list-item>
      </text:list>
      <text:p text:style-name="P16"><text:span text:style-name="T23">Ν/Α</text:span></text:p>
      <text:p text:style-name="Standard"/>
      <text:list xml:id="list162823434329573" text:continue-numbering="true" text:style-name="WWNum1">
        <text:list-item>
          <text:h text:style-name="P7" text:outline-level="1">Έκθεση απαιτήσεων χρηστών</text:h>
        </text:list-item>
      </text:list>
      <text:list xml:id="list3036648787" text:style-name="L4">
        <text:list-item>
          <text:p text:style-name="P15">Διασυνδεσιμότητα με τις υπηρεσίες της τράπεζας για την ενημέρωση πραγματοποίησης συναλλαγών</text:p>
        </text:list-item>
        <text:list-item>
          <text:p text:style-name="P15">Ασφαλή<text:span text:style-name="T21">ς</text:span> και εύκολη πρόσβαση στο σύστημα</text:p>
        </text:list-item>
        <text:list-item>
          <text:p text:style-name="P17">Υπηρεσία επιβεβαίωσης κωδικού συναλλαγής</text:p>
        </text:list-item>
        <text:list-item>
          <text:p text:style-name="P17"><text:s/>Προβολή ιστορικού συναλλαγών</text:p>
        </text:list-item>
      </text:list>
      <text:list xml:id="list162823765330475" text:continue-list="list162823434329573" text:style-name="WWNum1">
        <text:list-item>
          <text:h text:style-name="P7" text:outline-level="1">Περιορισμοί στο πλαίσιο του έργου</text:h>
        </text:list-item>
      </text:list>
      <text:p text:style-name="P3">Προκειμένου να ταυτοποιηθεί η διαδικασία ενημέρωσης των λειτουργών για πραγματοποιήσεις συναλλαγών και η αποστολή της σχετικής απόδειξης στην βάση δεδομένων του <text:span text:style-name="T22">συστήματος θα πρέπει να υπάρχει δυνατότητα διασυνδεσιμότητας μεταξύ του συστήματος της τράπεζας και του δικού μας. Για να προσπεραστεί αυτό το εμπόδιο είναι απαραίτητο να παραχθεί μεγαλύτερο προγραμματιστικό έργο ώστε να υπάρξει πλήρης συμβατότητα.</text:span></text:p>
      <text:list xml:id="list162823078937215" text:continue-numbering="true" text:style-name="WWNum1">
        <text:list-item>
          <text:h text:style-name="P7" text:outline-level="1">Παράρτημα: ακρωνύμια και συντομογραφίες </text:h>
        </text:list-item>
      </text:list>
      <text:p text:style-name="P18"><text:span text:style-name="T24">Ν/Α</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text-align="start" style:justify-single-word="false" fo:orphans="2" fo:widows="2" style:snap-to-layout-grid="false" style:writing-mode="lr-tb"/>
      <style:text-properties fo:language="el" fo:country="GR"/>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165in" fo:margin-bottom="0in" loext:contextual-spacing="false" fo:keep-together="always" fo:keep-with-next="always"/>
      <style:text-properties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left="0.3937in" fo:margin-right="0in" fo:margin-top="0.1665in" fo:margin-bottom="0in" loext:contextual-spacing="false" fo:keep-together="always" fo:text-indent="-0.3937in" style:auto-text-indent="false" fo:keep-with-next="always"/>
      <style:text-properties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Description" style:family="paragraph" style:parent-style-name="Standard" style:default-outline-level="">
      <style:text-properties fo:color="#8496b0" fo:font-size="10pt" fo:font-style="italic" style:font-size-asian="10pt" style:font-style-asian="italic"/>
    </style:style>
    <style:style style:name="Title" style:family="paragraph" style:parent-style-name="Standard" style:next-style-name="Standard" style:default-outline-level="" style:class="chapter">
      <style:paragraph-properties fo:margin-top="0in" fo:margin-bottom="0in" loext:contextual-spacing="true"/>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Subtitle" style:family="paragraph" style:parent-style-name="Standard" style:next-style-name="Standard" style:default-outline-level="" style:class="chapter">
      <style:paragraph-properties fo:margin-top="0.0835in" fo:margin-bottom="0.111in" loext:contextual-spacing="false"/>
      <style:text-properties fo:color="#5a5a5a" fo:font-size="14pt" fo:letter-spacing="0.0102in" style:font-name-asian="Calibri1" style:font-family-asian="Calibri" style:font-family-generic-asian="system" style:font-pitch-asian="variable" style:font-size-asian="14pt" style:font-size-complex="11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roman" style:font-pitch="variable" fo:font-size="16pt" fo:language="el" fo:country="GR"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3pt" fo:language="el" fo:country="GR"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fo:language="el" fo:country="GR"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Header_20_Char" style:display-name="Header Char" style:family="text" style:parent-style-name="Default_20_Paragraph_20_Font">
      <style:text-properties fo:language="el" fo:country="GR"/>
    </style:style>
    <style:style style:name="Footer_20_Char" style:display-name="Footer Char" style:family="text" style:parent-style-name="Default_20_Paragraph_20_Font">
      <style:text-properties fo:language="el" fo:country="GR"/>
    </style:style>
    <style:style style:name="Subtitle_20_Char" style:display-name="Subtitle Char" style:family="text" style:parent-style-name="Default_20_Paragraph_20_Font">
      <style:text-properties fo:color="#5a5a5a" fo:font-size="14pt" fo:letter-spacing="0.0102in" fo:language="el" fo:country="GR" style:font-name-asian="Calibri1" style:font-family-asian="Calibri" style:font-family-generic-asian="system" style:font-pitch-asian="variable" style:font-size-asian="14pt"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1">
        <style:list-level-properties text:list-level-position-and-space-mode="label-alignment">
          <style:list-level-label-alignment text:label-followed-by="listtab" fo:text-indent="-0.25in" fo:margin-left="0.25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638in" fo:margin-left="0.2638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in" fo:padding-right="0in" fo:padding-top="0.0138in" fo:padding-bottom="0in" fo:border-left="none" fo:border-right="none" fo:border-top="0.51pt solid #000000" fo:border-bottom="none"/>
    </style:style>
    <style:style style:name="MT1" style:family="text">
      <style:text-properties fo:font-size="9pt" style:font-size-asian="9pt" style:font-size-complex="9pt"/>
    </style:style>
    <style:style style:name="MT2" style:family="text">
      <style:text-properties fo:font-size="9pt" fo:language="en" fo:country="US" style:font-size-asian="9pt" style:font-size-complex="9pt"/>
    </style:style>
    <style:page-layout style:name="Mpm1">
      <style:page-layout-properties fo:page-width="8.2681in" fo:page-height="11.6929in" style:num-format="1" style:print-orientation="portrait" fo:margin-top="0.4917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
      </style:header>
      <style:footer>
        <text:p text:style-name="MP1"><text:span text:style-name="MT1">ΟΜΑΔΑ<text:tab/>ΕΓΓΡΑΦΟ </text:span><text:span text:style-name="MT2">StRS</text:span><text:span text:style-name="MT1"> (2021)</text:span><text:span text:style-name="MT2"><text:tab/></text:span><text:span text:style-name="MT1">Σελ </text:span><text:span text:style-name="MT1"><text:page-number text:select-page="current">2</text:page-number></text:span><text:span text:style-name="MT1"><text:s/>/ <text:s/></text:span><text:span text:style-name="MT1"><text:page-count>2</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ssilios Vescoukis</meta:initial-creator>
    <meta:editing-cycles>11</meta:editing-cycles>
    <meta:creation-date>2020-01-22T08:51:00</meta:creation-date>
    <dc:date>2021-11-19T16:28:22.621703806</dc:date>
    <meta:editing-duration>PT33M33S</meta:editing-duration>
    <meta:generator>LibreOffice/6.0.7.3$Linux_X86_64 LibreOffice_project/00m0$Build-3</meta:generator>
    <meta:document-statistic meta:table-count="0" meta:image-count="0" meta:object-count="0" meta:page-count="2" meta:paragraph-count="30" meta:word-count="370" meta:character-count="2772" meta:non-whitespace-character-count="244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